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8125in" style:use-optimal-column-width="false"/>
    </style:style>
    <style:style style:name="TableColumn4" style:family="table-column">
      <style:table-column-properties style:column-width="5.1125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 fo:keep-together="always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P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" style:family="table-cell">
      <style:table-cell-properties fo:border="0.0034in solid #000000" style:writing-mode="lr-tb" fo:padding-top="0.0395in" fo:padding-left="0.0395in" fo:padding-bottom="0.0395in" fo:padding-right="0.0395in"/>
    </style:style>
    <style:style style:name="P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" style:family="table-row">
      <style:table-row-properties style:use-optimal-row-height="false" fo:keep-together="always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95in" fo:padding-left="0.0395in" fo:padding-bottom="0.0395in" fo:padding-right="0.0395in"/>
    </style:style>
    <style:style style:name="P13" style:parent-style-name="TableContents" style:family="paragraph">
      <style:paragraph-properties fo:text-align="en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ableRow15" style:family="table-row">
      <style:table-row-properties style:use-optimal-row-height="false" fo:keep-together="always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95in" fo:padding-left="0.0395in" fo:padding-bottom="0.0395in" fo:padding-right="0.0395in"/>
    </style:style>
    <style:style style:name="P18" style:parent-style-name="TableContents" style:family="paragraph">
      <style:paragraph-properties fo:text-align="en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ableRow20" style:family="table-row">
      <style:table-row-properties style:use-optimal-row-height="false" fo:keep-together="always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95in" fo:padding-left="0.0395in" fo:padding-bottom="0.0395in" fo:padding-right="0.0395in"/>
    </style:style>
    <style:style style:name="P23" style:parent-style-name="TableContents" style:family="paragraph">
      <style:paragraph-properties fo:text-align="en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ableRow25" style:family="table-row">
      <style:table-row-properties style:use-optimal-row-height="false" fo:keep-together="always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95in" fo:padding-left="0.0395in" fo:padding-bottom="0.0395in" fo:padding-right="0.0395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95in" fo:padding-left="0.0395in" fo:padding-bottom="0.0395in" fo:padding-right="0.0395in"/>
    </style:style>
    <style:style style:name="P28" style:parent-style-name="TableContents" style:family="paragraph">
      <style:paragraph-properties fo:text-align="end"/>
    </style:style>
    <style:style style:name="T29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a</text:p>
          </table:table-cell>
          <table:table-cell table:style-name="TableCell8">
            <text:p text:style-name="P9">Calculations/Answer</text:p>
          </table:table-cell>
        </table:table-row>
        <table:table-row table:style-name="TableRow10">
          <table:table-cell table:style-name="TableCell11">
            <text:p text:style-name="TableContents">Let vector v=[-200, 100].</text:p>
            <text:p text:style-name="TableContents"/>
            <text:p text:style-name="TableContents">Calculate 0.75*v.</text:p>
          </table:table-cell>
          <table:table-cell table:style-name="TableCell12">
            <text:p text:style-name="TableContents"/>
            <text:p text:style-name="TableContents"/>
            <text:p text:style-name="P13"><text:span text:style-name="T14">Answer:</text:span><text:s text:c="2"/>0.75*v = [-150,<text:s/>75]</text:p>
          </table:table-cell>
        </table:table-row>
        <table:table-row table:style-name="TableRow15">
          <table:table-cell table:style-name="TableCell16">
            <text:p text:style-name="TableContents">Let vectors:<text:line-break/><text:s/>v=[-200, 100],</text:p>
            <text:p text:style-name="TableContents">w=[-50, -200].</text:p>
            <text:p text:style-name="TableContents"/>
            <text:p text:style-name="TableContents">Calculate v+w.</text:p>
          </table:table-cell>
          <table:table-cell table:style-name="TableCell17">
            <text:p text:style-name="TableContents"/>
            <text:p text:style-name="TableContents"/>
            <text:p text:style-name="TableContents"/>
            <text:p text:style-name="P18"><text:span text:style-name="T19">Answer:</text:span><text:s text:c="2"/>v+w = [-250,<text:s/>-100]</text:p>
          </table:table-cell>
        </table:table-row>
        <table:table-row table:style-name="TableRow20">
          <table:table-cell table:style-name="TableCell21">
            <text:p text:style-name="TableContents">Let points:</text:p>
            <text:p text:style-name="TableContents">P1=(100, 350),</text:p>
            <text:p text:style-name="TableContents">K=(300, 250).</text:p>
            <text:p text:style-name="TableContents"/>
            <text:p text:style-name="TableContents">Calculate vector vKP1.</text:p>
          </table:table-cell>
          <table:table-cell table:style-name="TableCell22">
            <text:p text:style-name="TableContents"/>
            <text:p text:style-name="TableContents"/>
            <text:p text:style-name="TableContents"/>
            <text:p text:style-name="TableContents"/>
            <text:p text:style-name="P23"><text:span text:style-name="T24">Answer:</text:span><text:s text:c="2"/>vKP1 = [-200,<text:s/>100]</text:p>
          </table:table-cell>
        </table:table-row>
        <table:table-row table:style-name="TableRow25">
          <table:table-cell table:style-name="TableCell26">
            <text:p text:style-name="TableContents">Let point K=(300, 250)</text:p>
            <text:p text:style-name="TableContents">and vector</text:p>
            <text:p text:style-name="TableContents">vKQ=[-250, -100].</text:p>
            <text:p text:style-name="TableContents"/>
            <text:p text:style-name="TableContents">Calculate point Q.</text:p>
          </table:table-cell>
          <table:table-cell table:style-name="TableCell27">
            <text:p text:style-name="TableContents"/>
            <text:p text:style-name="TableContents"/>
            <text:p text:style-name="TableContents"/>
            <text:p text:style-name="TableContents"/>
            <text:p text:style-name="P28"><text:span text:style-name="T29">Answer:</text:span><text:s text:c="2"/>Q = (50,<text:s/>150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libri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Times New Roman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="Arial" style:font-name-asian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Calib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Calibri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BLO OLIVARES MARTINEZ</dc:creator>
    <meta:creation-date>2022-03-21T21:19:00Z</meta:creation-date>
    <dc:date>2022-12-20T07:37:00Z</dc:date>
    <meta:template xlink:href="Normal" xlink:type="simple"/>
    <meta:editing-cycles>13</meta:editing-cycles>
    <meta:editing-duration>PT1200S</meta:editing-duration>
    <meta:document-statistic meta:page-count="1" meta:paragraph-count="1" meta:word-count="60" meta:character-count="394" meta:row-count="2" meta:non-whitespace-character-count="335"/>
  </office:meta>
</office:document-meta>
</file>